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d7a" officeooo:paragraph-rsid="001ecd7a"/>
    </style:style>
    <style:style style:name="P2" style:family="paragraph" style:parent-style-name="Standard">
      <style:text-properties officeooo:rsid="001f62fa" officeooo:paragraph-rsid="001f62fa"/>
    </style:style>
    <style:style style:name="P3" style:family="paragraph" style:parent-style-name="Standard">
      <style:text-properties officeooo:rsid="0020ac59" officeooo:paragraph-rsid="001f62fa"/>
    </style:style>
    <style:style style:name="P4" style:family="paragraph" style:parent-style-name="Standard">
      <style:text-properties officeooo:rsid="0020ac59" officeooo:paragraph-rsid="0020ac59"/>
    </style:style>
    <style:style style:name="P5" style:family="paragraph" style:parent-style-name="Standard">
      <style:text-properties officeooo:rsid="00217310" officeooo:paragraph-rsid="00217310"/>
    </style:style>
    <style:style style:name="P6" style:family="paragraph" style:parent-style-name="Standard">
      <style:text-properties officeooo:rsid="0024b851" officeooo:paragraph-rsid="002a294f"/>
    </style:style>
    <style:style style:name="P7" style:family="paragraph" style:parent-style-name="Standard">
      <style:text-properties officeooo:paragraph-rsid="002855a3"/>
    </style:style>
    <style:style style:name="P8" style:family="paragraph" style:parent-style-name="Standard">
      <style:text-properties officeooo:rsid="00304ddc" officeooo:paragraph-rsid="00304ddc"/>
    </style:style>
    <style:style style:name="P9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217310"/>
    </style:style>
    <style:style style:name="P10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04ddc" officeooo:paragraph-rsid="001f62fa"/>
    </style:style>
    <style:style style:name="P11" style:family="paragraph" style:parent-style-name="Standard">
      <loext:graphic-properties draw:fill="solid" draw:fill-color="#ffffff"/>
      <style:paragraph-properties fo:background-color="#ffffff" fo:padding="0in" fo:border="none"/>
      <style:text-properties officeooo:rsid="00217310" officeooo:paragraph-rsid="0029b4ac"/>
    </style:style>
    <style:style style:name="P12" style:family="paragraph" style:parent-style-name="Standard">
      <style:text-properties fo:color="#000000" style:font-name="DejaVu Sans Mono" fo:font-size="9pt" fo:font-style="normal" fo:font-weight="normal" officeooo:rsid="001ecd7a" officeooo:paragraph-rsid="001ecd7a" style:font-size-asian="9pt" style:font-style-asian="normal" style:font-weight-asian="normal"/>
    </style:style>
    <style:style style:name="P13" style:family="paragraph" style:parent-style-name="Standard">
      <style:text-properties fo:color="#000000" style:font-name="DejaVu Sans Mono" fo:font-size="9pt" fo:font-style="normal" fo:font-weight="normal" officeooo:rsid="001ecd7a" officeooo:paragraph-rsid="002a294f" style:font-size-asian="9pt" style:font-style-asian="normal" style:font-weight-asian="normal"/>
    </style:style>
    <style:style style:name="P14" style:family="paragraph" style:parent-style-name="Standard">
      <style:text-properties fo:color="#000000" style:font-name="DejaVu Sans Mono" fo:font-size="9pt" fo:font-style="normal" fo:font-weight="normal" officeooo:rsid="001f62fa" officeooo:paragraph-rsid="001f62fa" style:font-size-asian="9pt" style:font-style-asian="normal" style:font-weight-asian="normal"/>
    </style:style>
    <style:style style:name="P15" style:family="paragraph" style:parent-style-name="Standard">
      <style:text-properties fo:color="#000000" style:font-name="DejaVu Sans Mono" fo:font-size="9pt" fo:font-style="normal" fo:font-weight="normal" officeooo:rsid="00304ddc" officeooo:paragraph-rsid="00304ddc" style:font-size-asian="9pt" style:font-style-asian="normal" style:font-weight-asian="normal"/>
    </style:style>
    <style:style style:name="P16" style:family="paragraph" style:parent-style-name="Standard">
      <style:text-properties fo:color="#000000" style:font-name="DejaVu Sans Mono" fo:font-size="9pt" fo:font-style="normal" fo:font-weight="normal" officeooo:rsid="00370326" officeooo:paragraph-rsid="00370326" style:font-size-asian="9pt" style:font-style-asian="normal" style:font-weight-asian="normal"/>
    </style:style>
    <style:style style:name="P17" style:family="paragraph" style:parent-style-name="Standard">
      <loext:graphic-properties draw:fill="solid" draw:fill-color="#ffffff"/>
      <style:paragraph-properties fo:background-color="#ffffff" fo:padding="0in" fo:border="none"/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P18" style:family="paragraph" style:parent-style-name="Standard">
      <loext:graphic-properties draw:fill="solid" draw:fill-color="#ffffff"/>
      <style:paragraph-properties fo:background-color="#ffffff" fo:padding="0in" fo:border="none"/>
      <style:text-properties fo:color="#000000" style:font-name="DejaVu Sans Mono" fo:font-size="9pt" fo:font-style="normal" fo:font-weight="normal" officeooo:rsid="0029b4ac" officeooo:paragraph-rsid="0029b4ac" style:font-size-asian="9pt" style:font-style-asian="normal" style:font-weight-asian="normal"/>
    </style:style>
    <style:style style:name="T1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00" style:font-name="DejaVu Sans Mono" fo:font-size="9pt" fo:font-style="normal" fo:font-weight="normal" officeooo:rsid="0029b4ac" style:font-size-asian="9pt" style:font-style-asian="normal" style:font-weight-asian="normal"/>
    </style:style>
    <style:style style:name="T3" style:family="text">
      <style:text-properties officeooo:rsid="002740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test1=========================================</text:p>
      <text:p text:style-name="P12">numberOfCoresAndThreads</text:p>
      <text:p text:style-name="P6"><text:s/><text:span text:style-name="T3">TIME </text:span>8 WĄTKÓW &lt; <text:span text:style-name="T3">TIME</text:span> 16 WĄTKÓW &lt; <text:span text:style-name="T3">TIME </text:span>1WĄTEK ----</text:p>
      <text:p text:style-name="P6">DLA ILOŚCI ITERACJI POWYŻEJ 70 </text:p>
      <text:p text:style-name="P13"/>
      <text:p text:style-name="P1"/>
      <text:p text:style-name="P1">nthreads=1<text:tab/>ntasks=100<text:tab/>max_iter=10<text:tab/>mean=2.5662101E7<text:tab/>sd=5062992.170976862</text:p>
      <text:p text:style-name="P1">nthreads=8<text:tab/>ntasks=100<text:tab/>max_iter=10<text:tab/>mean=2.00518664E7<text:tab/>sd=4118534.2415123414</text:p>
      <text:p text:style-name="P1">nthreads=16<text:tab/>ntasks=100<text:tab/>max_iter=10<text:tab/>mean=1.66010566E7<text:tab/>sd=4015182.660570804</text:p>
      <text:p text:style-name="P1">---</text:p>
      <text:p text:style-name="P1">nthreads=1<text:tab/>ntasks=100<text:tab/>max_iter=50<text:tab/>mean=2.69498779E7<text:tab/>sd=4217959.091393928</text:p>
      <text:p text:style-name="P1">nthreads=8<text:tab/>ntasks=100<text:tab/>max_iter=50<text:tab/>mean=1.62393126E7<text:tab/>sd=2176472.296238948</text:p>
      <text:p text:style-name="P1">nthreads=16<text:tab/>ntasks=100<text:tab/>max_iter=50<text:tab/>mean=1.51117491E7<text:tab/>sd=1590994.4478034768</text:p>
      <text:p text:style-name="P1">---</text:p>
      <text:p text:style-name="P1">nthreads=1<text:tab/>ntasks=100<text:tab/>max_iter=70<text:tab/>mean=2.78280361E7<text:tab/>sd=1549111.431973662</text:p>
      <text:p text:style-name="P1">nthreads=8<text:tab/>ntasks=100<text:tab/>max_iter=70<text:tab/>mean=1.39466196E7<text:tab/>sd=1083991.5790954467</text:p>
      <text:p text:style-name="P1">nthreads=16<text:tab/>ntasks=100<text:tab/>max_iter=70<text:tab/>mean=1.46680435E7<text:tab/>sd=1215889.2394343533</text:p>
      <text:p text:style-name="P1">---</text:p>
      <text:p text:style-name="P1">nthreads=1<text:tab/>ntasks=100<text:tab/>max_iter=100<text:tab/>mean=3.21578233E7<text:tab/>sd=1681075.0357656884</text:p>
      <text:p text:style-name="P1">nthreads=8<text:tab/>ntasks=100<text:tab/>max_iter=100<text:tab/>mean=1.40862304E7<text:tab/>sd=1210500.6460637846</text:p>
      <text:p text:style-name="P1">nthreads=16<text:tab/>ntasks=100<text:tab/>max_iter=100<text:tab/>mean=1.58027153E7<text:tab/>sd=2053812.9553811878</text:p>
      <text:p text:style-name="P1">---</text:p>
      <text:p text:style-name="P1">nthreads=1<text:tab/>ntasks=100<text:tab/>max_iter=300<text:tab/>mean=5.7954003E7<text:tab/>sd=2742805.252848113</text:p>
      <text:p text:style-name="P1">nthreads=8<text:tab/>ntasks=100<text:tab/>max_iter=300<text:tab/>mean=1.77031521E7<text:tab/>sd=1621237.5724869228</text:p>
      <text:p text:style-name="P1">nthreads=16<text:tab/>ntasks=100<text:tab/>max_iter=300<text:tab/>mean=1.86735742E7<text:tab/>sd=1361336.7122828797</text:p>
      <text:p text:style-name="P1">---</text:p>
      <text:p text:style-name="P1">nthreads=1<text:tab/>ntasks=100<text:tab/>max_iter=700<text:tab/>mean=1.090860069E8<text:tab/>sd=2163306.210890703</text:p>
      <text:p text:style-name="P1">nthreads=8<text:tab/>ntasks=100<text:tab/>max_iter=700<text:tab/>mean=2.61471054E7<text:tab/>sd=2084642.3840005843</text:p>
      <text:p text:style-name="P1">nthreads=16<text:tab/>ntasks=100<text:tab/>max_iter=700<text:tab/>mean=2.63016832E7<text:tab/>sd=2358198.3705508662</text:p>
      <text:p text:style-name="P1">---</text:p>
      <text:p text:style-name="P1">nthreads=1<text:tab/>ntasks=100<text:tab/>max_iter=1500<text:tab/>mean=2.164315051E8<text:tab/>sd=4356297.018556734</text:p>
      <text:p text:style-name="P1">nthreads=8<text:tab/>ntasks=100<text:tab/>max_iter=1500<text:tab/>mean=4.15914526E7<text:tab/>sd=3249574.649217069</text:p>
      <text:p text:style-name="P1">nthreads=16<text:tab/>ntasks=100<text:tab/>max_iter=1500<text:tab/>mean=4.55766544E7<text:tab/>sd=2939253.6051746267</text:p>
      <text:p text:style-name="Standard"/>
      <text:p text:style-name="P7"/>
      <text:p text:style-name="P1">=================================test2==================================</text:p>
      <text:p text:style-name="P17">theSameAmountTaskThreads</text:p>
      <text:p text:style-name="P11"><text:span text:style-name="T1">WYCZERPAŁA SIĘ LICZBA WĄTKÓW </text:span><text:span text:style-name="T2">JEŚLI JEST ICH ZA DUŻO</text:span></text:p>
      <text:p text:style-name="P18"><text:s/></text:p>
      <text:p text:style-name="Standard"/>
      <text:p text:style-name="Standard">nthreads=1<text:tab/>ntasks=1<text:tab/>max_iter=570<text:tab/>mean=1.107450121E8<text:tab/>sd=9167263.722756617</text:p>
      <text:p text:style-name="Standard">nthreads=5<text:tab/>ntasks=5<text:tab/>max_iter=570<text:tab/>mean=6.96277353E7<text:tab/>sd=6218617.934671112</text:p>
      <text:p text:style-name="Standard">nthreads=8<text:tab/>ntasks=8<text:tab/>max_iter=570<text:tab/>mean=5.241523E7<text:tab/>sd=3981935.9520616853</text:p>
      <text:p text:style-name="Standard">nthreads=20<text:tab/>ntasks=20<text:tab/>max_iter=570<text:tab/>mean=3.12412712E7<text:tab/>sd=3135900.2721704273</text:p>
      <text:p text:style-name="Standard">nthreads=30<text:tab/>ntasks=30<text:tab/>max_iter=570<text:tab/>mean=2.73422253E7<text:tab/>sd=3486650.9325313326</text:p>
      <text:p text:style-name="Standard">nthreads=80<text:tab/>ntasks=80<text:tab/>max_iter=570<text:tab/>mean=3.41078571E7<text:tab/>sd=2790531.8243514607</text:p>
      <text:p text:style-name="Standard">nthreads=140<text:tab/>ntasks=140<text:tab/>max_iter=570<text:tab/>mean=4.30234863E7<text:tab/>sd=3792126.362807206</text:p>
      <text:p text:style-name="Standard">nthreads=170<text:tab/>ntasks=170<text:tab/>max_iter=570<text:tab/>mean=5.11291612E7<text:tab/>sd=4024376.357118971</text:p>
      <text:p text:style-name="Standard">[8,268s][warning][os,thread] Failed to start thread - pthread_create failed (EAGAIN) for attributes: stacksize: 1024k, guardsize: 0k, detached.</text:p>
      <text:p text:style-name="Standard"/>
      <text:p text:style-name="Standard"><text:soft-page-break/>java.lang.OutOfMemoryError: unable to create native thread: possibly out of memory or process/resource limits reached</text:p>
      <text:p text:style-name="Standard"/>
      <text:p text:style-name="Standard"><text:tab/>at java.base/java.lang.Thread.start0(Native Method)</text:p>
      <text:p text:style-name="Standard"><text:tab/>at java.base/java.lang.Thread.start(Thread.java:803)</text:p>
      <text:p text:style-name="Standard"><text:tab/>at java.base/java.util.concurrent.ThreadPoolExecutor.addWorker(ThreadPoolExecutor.java:937)</text:p>
      <text:p text:style-name="Standard"><text:tab/>at java.base/java.util.concurrent.ThreadPoolExecutor.execute(ThreadPoolExecutor.java:1343)</text:p>
      <text:p text:style-name="Standard"><text:tab/>at java.base/java.util.concurrent.AbstractExecutorService.submit(AbstractExecutorService.java:140)</text:p>
      <text:p text:style-name="Standard"><text:tab/>at Mandelbrot.&lt;init&gt;(Mandelbrot.java:40)</text:p>
      <text:p text:style-name="Standard"><text:tab/>at MainTest.calc(MainTest.java:52)</text:p>
      <text:p text:style-name="Standard"><text:tab/>at MainTest.theSameAmountTaskThreads(MainTest.java:30)</text:p>
      <text:p text:style-name="Standard"><text:tab/>at java.base/jdk.internal.reflect.NativeMethodAccessorImpl.invoke0(Native Method)</text:p>
      <text:p text:style-name="Standard"><text:tab/>at java.base/jdk.internal.reflect.NativeMethodAccessorImpl.invoke(NativeMethodAccessorImpl.java:62)</text:p>
      <text:p text:style-name="Standard"><text:tab/>at java.base/jdk.internal.reflect.DelegatingMethodAccessorImpl.invoke(DelegatingMethodAccessorImpl.java:43)</text:p>
      <text:p text:style-name="Standard"><text:tab/>at java.base/java.lang.reflect.Method.invoke(Method.java:566)</text:p>
      <text:p text:style-name="Standard"><text:tab/>at org.junit.runners.model.FrameworkMethod$1.runReflectiveCall(FrameworkMethod.java:50)</text:p>
      <text:p text:style-name="Standard"><text:tab/>at org.junit.internal.runners.model.ReflectiveCallable.run(ReflectiveCallable.java:12)</text:p>
      <text:p text:style-name="Standard"><text:tab/>at org.junit.runners.model.FrameworkMethod.invokeExplosively(FrameworkMethod.java:47)</text:p>
      <text:p text:style-name="Standard"><text:tab/>at org.junit.internal.runners.statements.InvokeMethod.evaluate(InvokeMethod.java:17)</text:p>
      <text:p text:style-name="Standard"><text:tab/>at org.junit.runners.ParentRunner.runLeaf(ParentRunner.java:325)</text:p>
      <text:p text:style-name="Standard"><text:tab/>at org.junit.runners.BlockJUnit4ClassRunner.runChild(BlockJUnit4ClassRunner.java:78)</text:p>
      <text:p text:style-name="Standard"><text:tab/>at org.junit.runners.BlockJUnit4ClassRunner.runChild(BlockJUnit4ClassRunner.java:57)</text:p>
      <text:p text:style-name="Standard"><text:tab/>at org.junit.runners.ParentRunner$3.run(ParentRunner.java:290)</text:p>
      <text:p text:style-name="Standard"><text:tab/>at org.junit.runners.ParentRunner$1.schedule(ParentRunner.java:71)</text:p>
      <text:p text:style-name="Standard"><text:tab/>at org.junit.runners.ParentRunner.runChildren(ParentRunner.java:288)</text:p>
      <text:p text:style-name="Standard"><text:tab/>at org.junit.runners.ParentRunner.access$000(ParentRunner.java:58)</text:p>
      <text:p text:style-name="Standard"><text:tab/>at org.junit.runners.ParentRunner$2.evaluate(ParentRunner.java:268)</text:p>
      <text:p text:style-name="Standard"><text:tab/>at org.junit.runners.ParentRunner.run(ParentRunner.java:363)</text:p>
      <text:p text:style-name="Standard"><text:tab/>at org.junit.runner.JUnitCore.run(JUnitCore.java:137)</text:p>
      <text:p text:style-name="Standard"><text:tab/>at com.intellij.junit4.JUnit4IdeaTestRunner.startRunnerWithArgs(JUnit4IdeaTestRunner.java:68)</text:p>
      <text:p text:style-name="Standard"><text:tab/>at com.intellij.rt.execution.junit.IdeaTestRunner$Repeater.startRunnerWithArgs(IdeaTestRunner.java:47)</text:p>
      <text:p text:style-name="Standard"><text:tab/>at com.intellij.rt.execution.junit.JUnitStarter.prepareStreamsAndStart(JUnitStarter.java:242)</text:p>
      <text:p text:style-name="Standard"><text:tab/>at com.intellij.rt.execution.junit.JUnitStarter.main(JUnitStarter.java:70)</text:p>
      <text:p text:style-name="P5"/>
      <text:p text:style-name="P9"/>
      <text:p text:style-name="P14">tenTimesMoreTasksThanThread</text:p>
      <text:p text:style-name="P2"/>
      <text:p text:style-name="P3">nthreads=1<text:tab/>ntasks=10<text:tab/>max_iter=570<text:tab/>mean=9.41236992E7<text:tab/>sd=4291186.442185652</text:p>
      <text:p text:style-name="P3">nthreads=5<text:tab/>ntasks=50<text:tab/>max_iter=570<text:tab/>mean=2.93824514E7<text:tab/>sd=1352920.9571754884</text:p>
      <text:p text:style-name="P3">nthreads=8<text:tab/>ntasks=80<text:tab/>max_iter=570<text:tab/>mean=2.3828139E7<text:tab/>sd=2386864.1416098233</text:p>
      <text:p text:style-name="P3"><text:soft-page-break/>nthreads=20<text:tab/>ntasks=200<text:tab/>max_iter=570<text:tab/>mean=2.68223078E7<text:tab/>sd=1925681.153255689</text:p>
      <text:p text:style-name="P3">nthreads=30<text:tab/>ntasks=300<text:tab/>max_iter=570<text:tab/>mean=3.11793693E7<text:tab/>sd=5690761.329482499</text:p>
      <text:p text:style-name="P3">nthreads=80<text:tab/>ntasks=800<text:tab/>max_iter=570<text:tab/>mean=3.49931111E7<text:tab/>sd=3160908.2366390973</text:p>
      <text:p text:style-name="P10"/>
      <text:p text:style-name="P8"/>
      <text:p text:style-name="P15">oneThreadOnePixel</text:p>
      <text:p text:style-name="P16">IM WIĘCEJ WĄTKÓW TYM SZYBCIEJ DZIAŁA</text:p>
      <text:p text:style-name="P15"/>
      <text:p text:style-name="P8">nthreads=1<text:tab/>max_iter=570<text:tab/>mean=3.568899013E8<text:tab/>sd=3.2768921899760652E7</text:p>
      <text:p text:style-name="P8">---</text:p>
      <text:p text:style-name="P8">nthreads=5<text:tab/>max_iter=570<text:tab/>mean=3.584282397E8<text:tab/>sd=3.2885204209740043E7</text:p>
      <text:p text:style-name="P8">---</text:p>
      <text:p text:style-name="P8">nthreads=8<text:tab/>max_iter=570<text:tab/>mean=3.490770772E8<text:tab/>sd=2.5068032047922947E7</text:p>
      <text:p text:style-name="P8">---</text:p>
      <text:p text:style-name="P8">nthreads=20<text:tab/>max_iter=570<text:tab/>mean=3.336271055E8<text:tab/>sd=3.433554654475494E7</text:p>
      <text:p text:style-name="P8">---</text:p>
      <text:p text:style-name="P8">nthreads=30<text:tab/>max_iter=570<text:tab/>mean=3.207088038E8<text:tab/>sd=2.7106211044351336E7</text:p>
      <text:p text:style-name="P8">---</text:p>
      <text:p text:style-name="P8">nthreads=50<text:tab/>max_iter=570<text:tab/>mean=3.248934556E8<text:tab/>sd=2.923308619777002E7</text:p>
      <text:p text:style-name="P8">---</text:p>
      <text:p text:style-name="P8">nthreads=80<text:tab/>max_iter=570<text:tab/>mean=3.196276946E8<text:tab/>sd=2.3954587530318815E7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9:35:52.266635664</meta:creation-date>
    <dc:date>2019-11-09T20:14:21.733123589</dc:date>
    <meta:editing-duration>PT38M21S</meta:editing-duration>
    <meta:editing-cycles>15</meta:editing-cycles>
    <meta:generator>LibreOffice/6.2.5.2$Linux_X86_64 LibreOffice_project/20$Build-2</meta:generator>
    <meta:document-statistic meta:table-count="0" meta:image-count="0" meta:object-count="0" meta:page-count="3" meta:paragraph-count="97" meta:word-count="344" meta:character-count="6001" meta:non-whitespace-character-count="5720"/>
  </office:meta>
</office:document-meta>
</file>